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2.286cm" table:align="left"/>
    </style:style>
    <style:style style:name="Tabla1.A" style:family="table-column">
      <style:table-column-properties style:column-width="2.286cm"/>
    </style:style>
    <style:style style:name="Tabla1.A1" style:family="table-cell">
      <style:table-cell-properties style:vertical-align="middle" fo:padding="0.049cm" fo:border="none"/>
    </style:style>
    <style:style style:name="P1" style:family="paragraph" style:parent-style-name="Header">
      <style:text-properties officeooo:rsid="00043251" officeooo:paragraph-rsid="00043251"/>
    </style:style>
    <style:style style:name="P2" style:family="paragraph" style:parent-style-name="Standard">
      <style:text-properties officeooo:rsid="00043251" officeooo:paragraph-rsid="00043251"/>
    </style:style>
    <style:style style:name="P3" style:family="paragraph" style:parent-style-name="Standard">
      <style:text-properties officeooo:paragraph-rsid="00043251"/>
    </style:style>
    <style:style style:name="P4" style:family="paragraph" style:parent-style-name="Standard">
      <style:text-properties officeooo:paragraph-rsid="000529f7"/>
    </style:style>
    <style:style style:name="P5" style:family="paragraph" style:parent-style-name="Standard">
      <style:text-properties fo:font-weight="bold" officeooo:paragraph-rsid="00043251" fo:background-color="#ffff00" style:font-weight-asian="bold" style:font-weight-complex="bold"/>
    </style:style>
    <style:style style:name="P6" style:family="paragraph" style:parent-style-name="Standard">
      <style:text-properties fo:font-weight="bold" officeooo:paragraph-rsid="000529f7" style:font-weight-asian="bold" style:font-weight-complex="bold"/>
    </style:style>
    <style:style style:name="P7" style:family="paragraph" style:parent-style-name="Text_20_body">
      <style:text-properties officeooo:paragraph-rsid="00043251" fo:background-color="#ffff00"/>
    </style:style>
    <style:style style:name="P8" style:family="paragraph" style:parent-style-name="Text_20_body">
      <style:text-properties officeooo:paragraph-rsid="00043251"/>
    </style:style>
    <style:style style:name="P9" style:family="paragraph" style:parent-style-name="Heading_20_2">
      <style:text-properties officeooo:paragraph-rsid="00043251"/>
    </style:style>
    <style:style style:name="P10" style:family="paragraph" style:parent-style-name="Table_20_Contents">
      <style:text-properties officeooo:paragraph-rsid="00043251"/>
    </style:style>
    <style:style style:name="P11" style:family="paragraph" style:parent-style-name="Standard">
      <style:text-properties officeooo:paragraph-rsid="000529f7"/>
    </style:style>
    <style:style style:name="P12" style:family="paragraph" style:parent-style-name="Standard">
      <style:paragraph-properties fo:line-height="107%"/>
      <style:text-properties fo:font-size="12pt"/>
    </style:style>
    <style:style style:name="P13" style:family="paragraph" style:parent-style-name="Standard">
      <style:paragraph-properties fo:line-height="107%"/>
      <style:text-properties fo:font-size="12pt" officeooo:paragraph-rsid="0007b748"/>
    </style:style>
    <style:style style:name="P14" style:family="paragraph" style:parent-style-name="Standard">
      <style:paragraph-properties fo:line-height="107%"/>
      <style:text-properties fo:font-size="12pt" fo:font-weight="bold"/>
    </style:style>
    <style:style style:name="P15" style:family="paragraph" style:parent-style-name="Standard">
      <style:text-properties fo:font-size="12pt" officeooo:paragraph-rsid="0007b748"/>
    </style:style>
    <style:style style:name="P16" style:family="paragraph" style:parent-style-name="Standard">
      <style:paragraph-properties fo:line-height="107%"/>
      <style:text-properties fo:font-size="12pt" officeooo:rsid="0008d45c" officeooo:paragraph-rsid="0008d45c"/>
    </style:style>
    <style:style style:name="P17" style:family="paragraph" style:parent-style-name="Heading_20_2">
      <style:text-properties officeooo:rsid="00043251" officeooo:paragraph-rsid="00043251" fo:background-color="#ffff00"/>
    </style:style>
    <style:style style:name="T1" style:family="text">
      <style:text-properties officeooo:rsid="00043251"/>
    </style:style>
    <style:style style:name="T2" style:family="text">
      <style:text-properties fo:font-weight="bold"/>
    </style:style>
    <style:style style:name="T3" style:family="text">
      <style:text-properties fo:font-weight="bold" officeooo:rsid="0007b748"/>
    </style:style>
    <style:style style:name="T4" style:family="text">
      <style:text-properties officeooo:rsid="0006706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
      <text:h text:style-name="P17" text:outline-level="2">Ides de Software libre:</text:h>
      <text:h text:style-name="Heading_20_2" text:outline-level="2">Eclipse</text:h>
      <text:p text:style-name="Text_20_body"><text:span text:style-name="Strong_20_Emphasis">Eclipse </text:span>es uno de los entornos más conocidos y utilizados por los programadores, ya que se trata de un entorno de programación de código abierto y multiplataforma. Está soportado por una comunidad de usuarios lo que hace que tenga muchos plugins de modo que hacen que nos sirva para casi cualquier lenguaje, en este aspecto es de lo mejores. Sirve para Java, C++, PHP, Perl y un largo etcétera. También nos permite realizar aplicaciones de escritorio y aplicaciones web por lo que nos brinda una gran versatilidad.</text:p>
      <text:p text:style-name="Text_20_body">Además está en constante evolución y hay muchos tutoriales por la red que nos guían en su instalación y utilización.</text:p>
      <text:p text:style-name="Standard">Licencia pública general </text:p>
      <text:h text:style-name="Heading_20_2" text:outline-level="2">NetBeans</text:h>
      <text:p text:style-name="Text_20_body"><text:span text:style-name="Strong_20_Emphasis">Netbeans</text:span> también es un entorno de programación muy utilizado por los programadores. Se trata de otro entorno multilenguaje y multiplataforma en el cual podemos desarrollar software de calidad. Con él podemos crear aplicaciones web y de escritorio, además de contar con plugins para trabajar en Android.</text:p>
      <text:p text:style-name="Text_20_body">El lenguaje que mejor soporta es Java, ya que fue creado por Oracle y su creación fue para ser el IDE de Java. Aunque como hemos dicho, es multilenguaje debido a que soporta JavaScript, HTML5, PHP, C/C++ etc.</text:p>
      <text:p text:style-name="Text_20_body"/>
      <text:p text:style-name="Text_20_body">Licencia CDDL y la GPL versión 2. </text:p>
      <text:p text:style-name="Text_20_body"/>
      <text:p text:style-name="Standard"/>
      <text:h text:style-name="Heading_20_2" text:outline-level="2">JetBrain</text:h>
      <text:p text:style-name="Text_20_body"><text:span text:style-name="Strong_20_Emphasis">JetBrain</text:span> no es un entorno concreto, es una compañía que crea entornos de programación, es libre y crean entornos para multitud de lenguajes como son Java,Ruby,Python,PHP,SQL,Objective-C,C++ y JavaScript. También están desarrollando IDE’s para C# y GO</text:p>
      <text:p text:style-name="Text_20_body">Estamos utilizando un IDE de esta compañía en nuestro curso de Python que es el <text:span text:style-name="Strong_20_Emphasis">Pycharm</text:span>, y ha facilitado mucho su programación por tratarse una herramienta muy completa. Lo podéis encontrar en <text:span text:style-name="Strong_20_Emphasis">el siguiente enlace</text:span>.</text:p>
      <text:p text:style-name="Text_20_body"/>
      <text:h text:style-name="Heading_20_2" text:outline-level="2"><text:soft-page-break/>QtCreator</text:h>
      <text:p text:style-name="Text_20_body"><text:span text:style-name="Strong_20_Emphasis">QtCreator</text:span> es un entorno de programación para C++ usan el framework de QT, es un entorno amigable. También es un entorno multiplataforma programado en C++, JavaScript y QML. Este IDE está diseñado específicamente para utilizar el framework de QT, que por otra parte es un muy interesante ya que nos permite hacer aplicaciones multiplataforma de una manera sencilla y rápida.</text:p>
      <text:p text:style-name="P3"><text:span text:style-name="T1">Licencia </text:span>LGPL</text:p>
      <text:p text:style-name="P3"/>
      <text:h text:style-name="P9" text:outline-level="2">CodeLite</text:h>
      <text:p text:style-name="Text_20_body"><text:span text:style-name="Strong_20_Emphasis">CodeLite </text:span>es un IDE de código abierto y libre bajo la licencia GNU (General Public License) y para diversos sistemas operativos, el entorno de desarrollo integrado usa wxWidgets para su interfaz gráfica, ya que al cumplir con la filosofía de código abierto usa herramientas completamente libres. A día de hoy soporta los lenguajes C/C++, PHP y Node.js</text:p>
      <text:p text:style-name="P3"/>
      <table:table table:name="Tabla1" table:style-name="Tabla1">
        <table:table-column table:style-name="Tabla1.A"/>
        <table:table-row>
          <table:table-cell table:style-name="Tabla1.A1" office:value-type="string">
            <text:p text:style-name="P10"><text:span text:style-name="T1">Licencia </text:span>GNU GPL</text:p>
          </table:table-cell>
        </table:table-row>
      </table:table>
      <text:p text:style-name="P3"/>
      <text:h text:style-name="P17" text:outline-level="2">Ides de Software Propietario:</text:h>
      <text:p text:style-name="P7"/>
      <text:h text:style-name="P9" text:outline-level="2">Visual Studio</text:h>
      <text:p text:style-name="P8"><text:span text:style-name="Strong_20_Emphasis">Visual Studio </text:span>fue diseñado por Microsoft y es uno de los mejores entornos de programación que existe siempre y cuando utilices sus lenguajes. Antiguamente tenían una versión de pago que incluía todos los lenguajes, y versiones express que eran gratuitas para un lenguaje en concreto.</text:p>
      <text:p text:style-name="P8">Ahora como Microsoft quiere pasarse al software libre, ha creado también un Visual Studio Comunity que es muy parecido al Visual Studio de pago, sólo que este está soportado por la comunidad. Este entorno nos permite hacer aplicaciones web y de escritorio y ayuda mucho al programador. El inconveniente que tiene es que solo es válido para lenguajes de Microsoft.</text:p>
      <text:p text:style-name="P8"/>
      <text:p text:style-name="P2">Licencia Propietaria</text:p>
      <text:p text:style-name="P5"/>
      <text:p text:style-name="P6">ASP.NET</text:p>
      <text:p text:style-name="P4"><text:s/>es un entorno para aplicaciones web desarrollado y comercializado por Microsoft. Es usado por programadores y diseñadores para construir sitios web dinámicos, aplicaciones web y servicios web XML. Apareció en enero de 2002 con la versión 1.0 del .NET Framework, y es la tecnología sucesora de la tecnología Active Server Pages (ASP). ASP.NET está construido sobre el Common Language Runtime, permitiendo a los programadores escribir código ASP.NET usando cualquier lenguaje admitido por el .NET Framework. </text:p>
      <text:p text:style-name="P4"/>
      <text:p text:style-name="P4"/>
      <text:p text:style-name="P15"><text:soft-page-break/><text:span text:style-name="T2">Jbuilder: </text:span></text:p>
      <text:p text:style-name="P15">Software comercial. Se pueden obtener versiones de prueba o versiones simplificadas gratuitas en la web, buscando en la sección de productos y desarrollo de aplicaciones. Permite desarrollos gráficos.</text:p>
      <text:p text:style-name="P12"/>
      <text:p text:style-name="P16">Propietario</text:p>
      <text:p text:style-name="P12"/>
      <text:p text:style-name="P13"><text:span text:style-name="T2">Jcreator:</text:span></text:p>
      <text:p text:style-name="P13"><text:span text:style-name="T2"><text:s/></text:span>Software comercial. Se pueden obtener versiones de prueba o versiones simplificadas gratuitas en la web. Este IDE está escrito en C++ y omite herramientas para desarrollos gráficos, lo cual lo hace más rápido y eficiente que otros IDEs.</text:p>
      <text:p text:style-name="P14">Ventajas de los IDE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43251" officeooo:paragraph-rsid="0004325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Roberto López Sos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8T21:27:15.144198858</meta:creation-date>
    <dc:date>2019-11-11T18:45:30.797302190</dc:date>
    <meta:editing-duration>PT4M56S</meta:editing-duration>
    <meta:editing-cycles>2</meta:editing-cycles>
    <meta:generator>LibreOffice/4.3.3.2$Linux_X86_64 LibreOffice_project/430m0$Build-2</meta:generator>
    <meta:document-statistic meta:table-count="1" meta:image-count="0" meta:object-count="0" meta:page-count="3" meta:paragraph-count="32" meta:word-count="668" meta:character-count="4205" meta:non-whitespace-character-count="3563"/>
  </office:meta>
</office:document-meta>
</file>